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2C0000065AED997B46EC447C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7.494cm" draw:z-index="0"><draw:image xlink:href="Pictures/100002010000062C0000065AED997B46EC447C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7T07:11:40.049000000</meta:creation-date>
    <dc:date>2025-08-07T07:26:40.225000000</dc:date>
    <meta:editing-duration>PT15M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Neat_Office/6.2.8.2$Windows_x86 LibreOffice_project/</meta:generator>
  </office:meta>
</office:document-meta>
</file>